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425.63mm" svg:height="144.23mm" svg:x="59.65mm" svg:y="34.54mm">
            <loext:p draw:notify-on-update-of-ranges="Feuille1.A1:Feuille1.A1 Feuille1.A2:Feuille1.A7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oto</text:p>
          </table:table-cell>
          <table:table-cell office:value-type="string" calcext:value-type="string">
            <text:p>CAN1</text:p>
          </table:table-cell>
          <table:table-cell office:value-type="string" calcext:value-type="string">
            <text:p>CAN2</text:p>
          </table:table-cell>
          <table:table-cell office:value-type="string" calcext:value-type="string">
            <text:p>CAN3</text:p>
          </table:table-cell>
          <table:table-cell office:value-type="string" calcext:value-type="string">
            <text:p>CAN4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99" calcext:value-type="float">
            <text:p>599</text:p>
          </table:table-cell>
          <table:table-cell table:number-columns-repeated="3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647" calcext:value-type="float">
            <text:p>647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696" calcext:value-type="float">
            <text:p>696</text:p>
          </table:table-cell>
          <table:table-cell table:number-columns-repeated="3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745" calcext:value-type="float">
            <text:p>745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94" calcext:value-type="float">
            <text:p>794</text:p>
          </table:table-cell>
          <table:table-cell table:number-columns-repeated="3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843" calcext:value-type="float">
            <text:p>843</text:p>
          </table:table-cell>
          <table:table-cell table:number-columns-repeated="3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892" calcext:value-type="float">
            <text:p>892</text:p>
          </table:table-cell>
          <table:table-cell table:number-columns-repeated="3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941" calcext:value-type="float">
            <text:p>941</text:p>
          </table:table-cell>
          <table:table-cell table:number-columns-repeated="3"/>
        </table:table-row>
        <table:table-row table:style-name="ro1">
          <table:table-cell office:value-type="float" office:value="11960" calcext:value-type="float">
            <text:p>11960</text:p>
          </table:table-cell>
          <table:table-cell office:value-type="float" office:value="986" calcext:value-type="float">
            <text:p>98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0:20:43.085000000</meta:creation-date>
    <dc:date>2017-09-04T21:43:02.610000000</dc:date>
    <meta:editing-duration>PT9M46S</meta:editing-duration>
    <meta:editing-cycles>1</meta:editing-cycles>
    <meta:document-statistic meta:table-count="1" meta:cell-count="157" meta:object-count="1"/>
    <meta:generator>LibreOffice/5.2.7.2$Windows_x86 LibreOffice_project/2b7f1e640c46ceb28adf43ee075a6e8b8439ed1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2.564cm" svg:height="14.424cm" xlink:href=".." xlink:type="simple" chart:class="chart:line" chart:style-name="ch1">
        <chart:legend chart:legend-position="end" svg:x="40.638cm" svg:y="6.913cm" style:legend-expansion="high" chart:style-name="ch2"/>
        <chart:plot-area chart:style-name="ch3" table:cell-range-address="Feuille1.A1:Feuille1.A77" chart:data-source-has-labels="row" svg:x="0.851cm" svg:y="0.288cm" svg:width="38.936cm" svg:height="13.848cm">
          <chartooo:coordinate-region svg:x="1.843cm" svg:y="0.487cm" svg:width="37.572cm" svg:height="13.0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A2:Feuille1.A77" chart:label-cell-address="Feuille1.A1:Feuille1.A1" chart:class="chart:line">
            <chart:data-point chart:repeated="7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o</text:p>
                <draw:g>
                  <svg:desc>Feuille1.A1:Feuille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70">
                <text:p>1670</text:p>
                <draw:g>
                  <svg:desc>Feuille1.A2:Feuille1.A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00">
                <text:p>95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500">
                <text:p>115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960">
                <text:p>119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 LibreOffice_project/2b7f1e640c46ceb28adf43ee075a6e8b8439ed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